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extooo="http://openoffice.org/2013/office" xmlns:tableooo="http://openoffice.org/2009/table" xmlns:drawooo="http://openoffice.org/2010/draw" xmlns:chartooo="http://openoffice.org/2010/chart" xmlns:smil="urn:oasis:names:tc:opendocument:xmlns:smil-compatible:1.0" xmlns:anim="urn:oasis:names:tc:opendocument:xmlns:animation:1.0"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automatic-styles>
    <style:style style:parent-style-name="160" style:master-page-name="MasterPage2" style:family="paragraph" style:name="P36">
      <style:text-properties fo:font-size="14pt" style:text-underline-type="single" style:text-underline-style="solid" style:text-underline-width="auto" style:text-underline-color="font-color" fo:font-weight="bold"/>
      <style:paragraph-properties fo:text-align="center"/>
    </style:style>
    <style:style style:family="text" style:name="T22">
      <style:text-properties fo:font-size="14pt" style:text-underline-type="single" style:text-underline-style="solid" style:text-underline-width="auto" style:text-underline-color="font-color" fo:font-weight="bold"/>
    </style:style>
    <style:style style:family="text" style:name="T23">
      <style:text-properties/>
    </style:style>
    <style:style style:parent-style-name="160" style:family="paragraph" style:name="P37">
      <style:text-properties fo:font-size="14pt" style:text-underline-type="single" style:text-underline-style="solid" style:text-underline-width="auto" style:text-underline-color="font-color" fo:font-weight="bold"/>
      <style:paragraph-properties fo:text-align="center"/>
    </style:style>
    <style:style style:family="text" style:name="T24">
      <style:text-properties fo:font-size="14pt" style:text-underline-type="single" style:text-underline-style="solid" style:text-underline-width="auto" style:text-underline-color="font-color" fo:font-weight="bold"/>
    </style:style>
    <style:style style:family="text" style:name="T25">
      <style:text-properties/>
    </style:style>
    <style:style style:parent-style-name="160" style:family="paragraph" style:name="P38">
      <style:text-properties fo:font-size="12pt" style:text-underline-type="none" style:text-underline-width="auto" fo:font-weight="normal"/>
      <style:paragraph-properties fo:text-align="left"/>
    </style:style>
    <style:style style:family="text" style:name="T26">
      <style:text-properties fo:font-size="12pt" style:text-underline-type="none" style:text-underline-width="auto" fo:font-weight="normal"/>
    </style:style>
    <style:style style:family="text" style:name="T27">
      <style:text-properties fo:font-size="12pt" fo:font-style="italic" style:text-underline-type="none" style:text-underline-width="auto" fo:font-weight="normal"/>
    </style:style>
    <style:style style:family="text" style:name="T28">
      <style:text-properties fo:font-size="12pt" fo:font-style="normal" style:text-underline-type="none" style:text-underline-width="auto" fo:font-weight="normal"/>
    </style:style>
    <style:style style:family="text" style:name="T29">
      <style:text-properties fo:font-size="12pt" fo:font-style="italic" style:text-underline-type="none" style:text-underline-width="auto" fo:font-weight="normal"/>
    </style:style>
    <style:style style:family="text" style:name="T30">
      <style:text-properties fo:font-size="12pt" fo:font-style="normal" style:text-underline-type="none" style:text-underline-width="auto" fo:font-weight="normal"/>
    </style:style>
    <style:style style:family="text" style:name="T31">
      <style:text-properties/>
    </style:style>
    <style:style style:parent-style-name="160" style:family="paragraph" style:name="P39">
      <style:text-properties fo:font-size="12pt" fo:font-style="normal" style:text-underline-type="none" style:text-underline-width="auto" fo:font-weight="normal"/>
      <style:paragraph-properties fo:text-align="left"/>
    </style:style>
    <style:style style:family="text" style:name="T32">
      <style:text-properties fo:font-size="12pt" fo:font-style="normal" style:text-underline-type="none" style:text-underline-width="auto" fo:font-weight="normal"/>
    </style:style>
    <style:style style:family="text" style:name="T33">
      <style:text-properties/>
    </style:style>
    <style:style style:parent-style-name="160" style:family="paragraph" style:name="P40">
      <style:text-properties fo:font-size="12pt" fo:font-style="normal" style:text-underline-type="none" style:text-underline-width="auto" fo:font-weight="normal"/>
      <style:paragraph-properties fo:text-align="left"/>
    </style:style>
    <style:style style:family="text" style:name="T34">
      <style:text-properties fo:font-size="12pt" fo:font-style="normal" style:text-underline-type="none" style:text-underline-width="auto" fo:font-weight="normal"/>
    </style:style>
    <style:style style:family="text" style:name="T35">
      <style:text-properties/>
    </style:style>
    <style:style style:parent-style-name="160" style:family="paragraph" style:name="P41">
      <style:text-properties/>
      <style:paragraph-properties fo:text-align="left"/>
    </style:style>
    <style:style style:family="text" style:name="T36">
      <style:text-properties fo:font-size="12pt" fo:font-style="normal" style:text-underline-type="none" style:text-underline-width="auto" fo:font-weight="normal"/>
    </style:style>
    <style:style style:family="text" style:name="T37">
      <style:text-properties fo:font-size="12pt" fo:font-style="normal" style:text-underline-type="none" style:text-underline-width="auto" fo:font-weight="normal"/>
    </style:style>
    <style:style style:family="text" style:name="T38">
      <style:text-properties fo:font-size="12pt" fo:font-style="normal" style:text-underline-type="none" style:text-underline-width="auto" fo:font-weight="normal"/>
    </style:style>
    <style:style style:family="text" style:name="T39">
      <style:text-properties fo:font-size="12pt" fo:font-style="normal" style:text-underline-type="none" style:text-underline-width="auto" fo:font-weight="normal"/>
    </style:style>
    <style:style style:family="text" style:name="T40">
      <style:text-properties fo:font-size="12pt" fo:font-style="normal" style:text-underline-type="none" style:text-underline-width="auto" fo:font-weight="normal"/>
    </style:style>
    <style:style style:family="text" style:name="T41">
      <style:text-properties fo:font-family="serif" fo:font-size="12pt" fo:font-style="normal"/>
    </style:style>
    <style:style style:family="text" style:name="T42">
      <style:text-properties fo:font-family="sans-serif" fo:font-size="12pt" fo:font-style="normal"/>
    </style:style>
    <style:style style:family="text" style:name="T43">
      <style:text-properties fo:font-family="serif" fo:font-size="12pt" fo:font-style="normal"/>
    </style:style>
    <style:style style:family="text" style:name="T44">
      <style:text-properties fo:font-family="Times New Roman" fo:font-size="12pt" fo:font-style="normal"/>
    </style:style>
    <style:style style:family="text" style:name="T45">
      <style:text-properties fo:font-family="serif" fo:font-size="12pt" fo:font-style="normal"/>
    </style:style>
    <style:style style:family="text" style:name="T46">
      <style:text-properties fo:font-family="serif" fo:font-size="12pt" fo:font-style="normal"/>
    </style:style>
    <style:style style:family="text" style:name="T47">
      <style:text-properties fo:font-family="serif" fo:font-size="12pt" fo:font-style="normal"/>
    </style:style>
    <style:style style:family="text" style:name="T48">
      <style:text-properties/>
    </style:style>
    <style:style style:parent-style-name="160" style:family="paragraph" style:name="P42">
      <style:text-properties fo:font-family="serif" fo:font-size="12pt" fo:font-style="normal"/>
      <style:paragraph-properties fo:text-align="left"/>
    </style:style>
    <style:style style:family="text" style:name="T49">
      <style:text-properties fo:font-family="serif" fo:font-size="12pt" fo:font-style="normal"/>
    </style:style>
    <style:style style:family="text" style:name="T50">
      <style:text-properties fo:font-family="serif" fo:font-size="12pt" fo:font-style="normal"/>
    </style:style>
    <style:style style:parent-style-name="160" style:family="paragraph" style:name="P43">
      <style:text-properties fo:font-family="serif" fo:font-size="12pt" fo:font-style="normal"/>
      <style:paragraph-properties fo:text-align="left"/>
    </style:style>
    <style:style style:family="text" style:name="T51">
      <style:text-properties fo:font-family="serif" fo:font-size="12pt" fo:font-style="normal"/>
    </style:style>
    <style:style style:family="text" style:name="T52">
      <style:text-properties fo:font-family="serif" fo:font-size="12pt" fo:font-style="normal"/>
    </style:style>
    <style:style style:family="text" style:name="T53">
      <style:text-properties fo:font-family="serif" fo:font-size="12pt" fo:font-style="normal"/>
    </style:style>
    <style:style style:family="text" style:name="T54">
      <style:text-properties/>
    </style:style>
    <style:style style:parent-style-name="160" style:family="paragraph" style:name="P44">
      <style:text-properties fo:font-family="serif" fo:font-size="12pt" fo:font-style="normal"/>
      <style:paragraph-properties fo:text-align="left"/>
    </style:style>
    <style:style style:family="text" style:name="T55">
      <style:text-properties fo:font-family="serif" fo:font-size="12pt" fo:font-style="normal"/>
    </style:style>
    <style:style style:family="text" style:name="T56">
      <style:text-properties fo:font-family="serif" fo:font-size="12pt" fo:font-style="normal"/>
    </style:style>
    <style:style style:family="text" style:name="T57">
      <style:text-properties fo:font-family="serif" fo:font-size="12pt" fo:font-style="normal"/>
    </style:style>
    <style:style style:family="text" style:name="T58">
      <style:text-properties fo:font-family="serif" fo:font-size="12pt" fo:font-style="normal"/>
    </style:style>
    <style:style style:family="text" style:name="T59">
      <style:text-properties fo:font-family="serif" fo:font-size="12pt" fo:font-style="normal"/>
    </style:style>
    <style:style style:family="text" style:name="T60">
      <style:text-properties fo:font-family="serif" fo:font-size="12pt" fo:font-style="normal"/>
    </style:style>
    <style:style style:family="text" style:name="T61">
      <style:text-properties fo:font-family="serif" fo:font-size="12pt" fo:font-style="normal"/>
    </style:style>
    <style:style style:family="text" style:name="T62">
      <style:text-properties fo:font-family="serif" fo:font-size="12pt" fo:font-style="normal"/>
    </style:style>
    <style:style style:family="text" style:name="T63">
      <style:text-properties fo:font-family="serif" fo:font-size="12pt" fo:font-style="normal"/>
    </style:style>
    <style:style style:family="text" style:name="T64">
      <style:text-properties/>
    </style:style>
    <style:style style:parent-style-name="160" style:family="paragraph" style:name="P45">
      <style:text-properties fo:font-family="serif" fo:font-size="12pt" fo:font-style="normal"/>
      <style:paragraph-properties fo:text-align="left"/>
    </style:style>
    <style:style style:family="text" style:name="T65">
      <style:text-properties fo:font-family="serif" fo:font-size="12pt" fo:font-style="normal"/>
    </style:style>
    <style:style style:family="text" style:name="T66">
      <style:text-properties/>
    </style:style>
    <style:style style:parent-style-name="160" style:family="paragraph" style:name="P46">
      <style:text-properties fo:font-family="serif" fo:font-size="12pt" fo:font-style="normal"/>
      <style:paragraph-properties fo:text-align="left"/>
    </style:style>
    <style:style style:family="text" style:name="T67">
      <style:text-properties fo:font-family="serif" fo:font-size="12pt" fo:font-style="normal"/>
    </style:style>
    <style:style style:family="text" style:name="T68">
      <style:text-properties fo:font-family="serif" fo:font-size="12pt" fo:font-style="normal"/>
    </style:style>
    <style:style style:family="text" style:name="T69">
      <style:text-properties fo:font-family="serif" fo:font-size="12pt" fo:font-style="normal"/>
    </style:style>
    <style:style style:family="text" style:name="T70">
      <style:text-properties fo:font-family="serif" fo:font-size="12pt" fo:font-style="normal"/>
    </style:style>
    <style:style style:family="text" style:name="T71">
      <style:text-properties fo:font-family="serif" fo:font-size="12pt" fo:font-style="normal"/>
    </style:style>
    <style:style style:family="text" style:name="T72">
      <style:text-properties fo:font-family="serif" fo:font-size="12pt" fo:font-style="normal"/>
    </style:style>
    <style:style style:family="text" style:name="T73">
      <style:text-properties fo:font-family="serif" fo:font-size="12pt" fo:font-style="normal"/>
    </style:style>
    <style:style style:family="text" style:name="T74">
      <style:text-properties/>
    </style:style>
    <style:style style:parent-style-name="160" style:family="paragraph" style:name="P47">
      <style:text-properties fo:font-family="serif" fo:font-size="12pt" fo:font-style="normal"/>
      <style:paragraph-properties fo:text-align="left"/>
    </style:style>
    <style:style style:family="text" style:name="T75">
      <style:text-properties fo:font-family="serif" fo:font-size="12pt" fo:font-style="normal"/>
    </style:style>
    <style:style style:family="text" style:name="T76">
      <style:text-properties fo:font-family="serif" fo:font-size="12pt" fo:font-style="normal"/>
    </style:style>
    <style:style style:family="text" style:name="T77">
      <style:text-properties fo:font-family="serif" fo:font-size="12pt" fo:font-style="normal"/>
    </style:style>
    <style:style style:family="text" style:name="T78">
      <style:text-properties fo:font-family="serif" fo:font-size="12pt" fo:font-style="normal"/>
    </style:style>
    <style:style style:family="text" style:name="T79">
      <style:text-properties fo:font-family="serif" fo:font-size="12pt" fo:font-style="normal"/>
    </style:style>
    <style:style style:family="text" style:name="T80">
      <style:text-properties fo:font-family="serif" fo:font-size="12pt" fo:font-style="normal"/>
    </style:style>
    <style:style style:family="text" style:name="T81">
      <style:text-properties fo:font-family="serif" fo:font-size="12pt" fo:font-style="normal"/>
    </style:style>
    <style:style style:family="text" style:name="T82">
      <style:text-properties fo:font-family="serif" fo:font-size="12pt" fo:font-style="normal"/>
    </style:style>
    <style:style style:family="text" style:name="T83">
      <style:text-properties fo:font-family="serif" fo:font-size="12pt" fo:font-style="normal"/>
    </style:style>
    <style:style style:family="text" style:name="T84">
      <style:text-properties fo:font-family="serif" fo:font-size="12pt" fo:font-style="normal"/>
    </style:style>
    <style:style style:family="text" style:name="T85">
      <style:text-properties fo:font-family="serif" fo:font-size="12pt" fo:font-style="normal"/>
    </style:style>
    <style:style style:family="text" style:name="T86">
      <style:text-properties fo:font-family="serif" fo:font-size="12pt" fo:font-style="normal"/>
    </style:style>
    <style:style style:family="text" style:name="T87">
      <style:text-properties fo:font-family="serif" fo:font-size="12pt" fo:font-style="normal"/>
    </style:style>
    <style:style style:family="text" style:name="T88">
      <style:text-properties fo:font-family="serif" fo:font-size="12pt" fo:font-style="normal"/>
    </style:style>
    <style:style style:family="text" style:name="T89">
      <style:text-properties fo:font-family="serif" fo:font-size="12pt" fo:font-style="normal"/>
    </style:style>
    <style:style style:family="text" style:name="T90">
      <style:text-properties fo:font-family="serif" fo:font-size="12pt" fo:font-style="normal"/>
    </style:style>
    <style:style style:parent-style-name="160" style:family="paragraph" style:name="P48">
      <style:text-properties fo:font-family="serif" fo:font-size="12pt" fo:font-style="normal"/>
      <style:paragraph-properties fo:text-align="left"/>
    </style:style>
    <style:style style:family="text" style:name="T91">
      <style:text-properties fo:font-family="serif" fo:font-size="12pt" fo:font-style="normal"/>
    </style:style>
    <style:style style:family="text" style:name="T92">
      <style:text-properties/>
    </style:style>
    <style:style style:parent-style-name="160" style:family="paragraph" style:name="P49">
      <style:text-properties fo:font-family="serif" fo:font-size="12pt" fo:font-style="normal"/>
      <style:paragraph-properties fo:text-align="left"/>
    </style:style>
    <style:style style:family="text" style:name="T93">
      <style:text-properties fo:font-family="serif" fo:font-size="12pt" fo:font-style="normal"/>
    </style:style>
    <style:style style:family="text" style:name="T94">
      <style:text-properties fo:font-family="serif" fo:font-size="12pt" fo:font-style="normal"/>
    </style:style>
    <style:style style:family="text" style:name="T95">
      <style:text-properties fo:font-family="serif" fo:font-size="12pt" fo:font-style="normal"/>
    </style:style>
    <style:style style:family="text" style:name="T96">
      <style:text-properties/>
    </style:style>
    <style:style style:parent-style-name="160" style:family="paragraph" style:name="P50">
      <style:text-properties/>
      <style:paragraph-properties fo:text-align="left"/>
    </style:style>
    <style:style style:family="text" style:name="T97">
      <style:text-properties fo:font-family="serif" fo:font-size="12pt" fo:font-style="normal"/>
    </style:style>
    <style:style style:parent-style-name="166" style:family="text" style:name="T98">
      <style:text-properties/>
    </style:style>
    <style:style style:parent-style-name="166" style:family="text" style:name="T99">
      <style:text-properties fo:font-family="serif" fo:font-size="12pt" fo:font-style="normal"/>
    </style:style>
    <style:style style:family="text" style:name="T100">
      <style:text-properties/>
    </style:style>
    <style:style style:family="text" style:name="T101">
      <style:text-properties/>
    </style:style>
    <style:style style:parent-style-name="160" style:family="paragraph" style:name="P51">
      <style:text-properties fo:font-family="serif" fo:font-size="12pt" fo:font-style="normal"/>
      <style:paragraph-properties fo:text-align="left"/>
    </style:style>
    <style:style style:family="text" style:name="T102">
      <style:text-properties fo:font-family="serif" fo:font-size="12pt" fo:font-style="normal"/>
    </style:style>
    <style:style style:family="text" style:name="T103">
      <style:text-properties/>
    </style:style>
    <style:style style:parent-style-name="160" style:family="paragraph" style:name="P52">
      <style:text-properties fo:font-family="serif" fo:font-size="12pt" fo:font-style="normal"/>
      <style:paragraph-properties fo:text-align="left"/>
    </style:style>
    <style:style style:family="text" style:name="T104">
      <style:text-properties fo:font-family="serif" fo:font-size="12pt" fo:font-style="normal"/>
    </style:style>
    <style:style style:family="text" style:name="T105">
      <style:text-properties fo:font-family="serif" fo:font-size="12pt" fo:font-style="normal"/>
    </style:style>
    <style:style style:family="text" style:name="T106">
      <style:text-properties fo:font-family="serif" fo:font-size="12pt" fo:font-style="normal"/>
    </style:style>
    <style:style style:family="text" style:name="T107">
      <style:text-properties fo:font-family="serif" fo:font-size="12pt" fo:font-style="normal"/>
    </style:style>
    <style:style style:family="text" style:name="T108">
      <style:text-properties fo:font-family="serif" fo:font-size="12pt" fo:font-style="normal"/>
    </style:style>
    <style:style style:family="text" style:name="T109">
      <style:text-properties fo:font-family="serif" fo:font-size="12pt" fo:font-style="normal"/>
    </style:style>
    <style:style style:family="text" style:name="T110">
      <style:text-properties fo:font-family="serif" fo:font-size="12pt" fo:font-style="normal"/>
    </style:style>
    <style:style style:family="text" style:name="T111">
      <style:text-properties fo:font-family="serif" fo:font-size="12pt" fo:font-style="normal"/>
    </style:style>
    <style:style style:family="text" style:name="T112">
      <style:text-properties fo:font-family="serif" fo:font-size="12pt" fo:font-style="normal"/>
    </style:style>
    <style:style style:family="text" style:name="T113">
      <style:text-properties fo:font-family="serif" fo:font-size="12pt" fo:font-style="normal"/>
    </style:style>
    <style:style style:family="text" style:name="T114">
      <style:text-properties fo:font-family="serif" fo:font-size="12pt" fo:font-style="normal"/>
    </style:style>
    <style:style style:family="text" style:name="T115">
      <style:text-properties fo:font-family="serif" fo:font-size="12pt" fo:font-style="normal"/>
    </style:style>
    <style:style style:family="text" style:name="T116">
      <style:text-properties fo:font-family="serif" fo:font-size="12pt" fo:font-style="normal"/>
    </style:style>
    <style:style style:family="text" style:name="T117">
      <style:text-properties/>
    </style:style>
    <style:style style:parent-style-name="160" style:family="paragraph" style:name="P53">
      <style:text-properties fo:font-family="serif" fo:font-size="12pt" fo:font-style="normal"/>
      <style:paragraph-properties fo:text-align="left"/>
    </style:style>
    <style:style style:family="text" style:name="T118">
      <style:text-properties fo:font-family="serif" fo:font-size="12pt" fo:font-style="normal"/>
    </style:style>
    <style:style style:family="text" style:name="T119">
      <style:text-properties/>
    </style:style>
    <style:style style:parent-style-name="160" style:family="paragraph" style:name="P54">
      <style:text-properties fo:font-family="serif" fo:font-size="12pt" fo:font-style="normal"/>
      <style:paragraph-properties fo:text-align="left"/>
    </style:style>
    <style:style style:family="text" style:name="T120">
      <style:text-properties fo:font-family="serif" fo:font-size="12pt" fo:font-style="normal"/>
    </style:style>
    <style:style style:family="text" style:name="T121">
      <style:text-properties fo:font-family="serif" fo:font-size="12pt" fo:font-style="normal"/>
    </style:style>
    <style:style style:family="text" style:name="T122">
      <style:text-properties fo:font-family="serif" fo:font-size="12pt" fo:font-style="normal"/>
    </style:style>
    <style:style style:family="text" style:name="T123">
      <style:text-properties fo:font-family="serif" fo:font-size="12pt" fo:font-style="normal"/>
    </style:style>
    <style:style style:family="text" style:name="T124">
      <style:text-properties fo:font-family="serif" fo:font-size="12pt" fo:font-style="normal"/>
    </style:style>
    <style:style style:family="text" style:name="T125">
      <style:text-properties fo:font-family="serif" fo:font-size="12pt" fo:font-style="normal"/>
    </style:style>
    <style:style style:family="text" style:name="T126">
      <style:text-properties fo:font-family="serif" fo:font-size="12pt" fo:font-style="normal"/>
    </style:style>
    <style:style style:family="text" style:name="T127">
      <style:text-properties/>
    </style:style>
    <style:style style:parent-style-name="160" style:family="paragraph" style:name="P55">
      <style:text-properties fo:font-family="serif" fo:font-size="12pt" fo:font-style="normal"/>
      <style:paragraph-properties fo:text-align="left"/>
    </style:style>
    <style:style style:family="text" style:name="T128">
      <style:text-properties fo:font-family="serif" fo:font-size="12pt" fo:font-style="normal"/>
    </style:style>
    <style:style style:family="text" style:name="T129">
      <style:text-properties fo:font-family="serif" fo:font-size="12pt" fo:font-style="normal"/>
    </style:style>
    <style:style style:family="text" style:name="T130">
      <style:text-properties fo:font-family="serif" fo:font-size="12pt" fo:font-style="normal"/>
    </style:style>
    <style:style style:family="text" style:name="T131">
      <style:text-properties fo:font-family="serif" fo:font-size="12pt" fo:font-style="normal"/>
    </style:style>
    <style:style style:family="text" style:name="T132">
      <style:text-properties fo:font-family="serif" fo:font-size="12pt" fo:font-style="normal"/>
    </style:style>
    <style:style style:family="text" style:name="T133">
      <style:text-properties/>
    </style:style>
    <style:style style:parent-style-name="160" style:family="paragraph" style:name="P56">
      <style:text-properties fo:font-family="serif" fo:font-size="12pt" fo:font-style="normal"/>
      <style:paragraph-properties fo:text-align="left"/>
    </style:style>
    <style:style style:family="text" style:name="T134">
      <style:text-properties fo:font-family="serif" fo:font-size="12pt" fo:font-style="normal"/>
    </style:style>
    <style:style style:family="text" style:name="T135">
      <style:text-properties/>
    </style:style>
    <style:style style:parent-style-name="160" style:family="paragraph" style:name="P57">
      <style:text-properties fo:font-family="serif" fo:font-size="12pt" fo:font-style="normal"/>
      <style:paragraph-properties fo:text-align="left"/>
    </style:style>
    <style:style style:family="text" style:name="T136">
      <style:text-properties fo:font-family="serif" fo:font-size="12pt" fo:font-style="normal"/>
    </style:style>
    <style:style style:family="text" style:name="T137">
      <style:text-properties fo:font-family="serif" fo:font-size="12pt" fo:font-style="normal"/>
    </style:style>
    <style:style style:family="text" style:name="T138">
      <style:text-properties fo:font-family="serif" fo:font-size="12pt" fo:font-style="normal"/>
    </style:style>
    <style:style style:family="text" style:name="T139">
      <style:text-properties/>
    </style:style>
    <style:style style:parent-style-name="160" style:family="paragraph" style:name="P58">
      <style:text-properties fo:font-family="serif" fo:font-size="12pt" fo:font-style="normal"/>
      <style:paragraph-properties fo:text-align="left"/>
    </style:style>
    <style:style style:family="text" style:name="T140">
      <style:text-properties fo:font-family="serif" fo:font-size="12pt" fo:font-style="normal"/>
    </style:style>
    <style:style style:family="text" style:name="T141">
      <style:text-properties/>
    </style:style>
    <style:style style:parent-style-name="160" style:family="paragraph" style:name="P59">
      <style:text-properties/>
      <style:paragraph-properties fo:text-align="left"/>
    </style:style>
    <style:style style:family="text" style:name="T142">
      <style:text-properties fo:font-family="serif" fo:font-size="12pt" fo:font-style="normal"/>
    </style:style>
    <style:style style:family="text" style:name="T143">
      <style:text-properties/>
    </style:style>
    <style:style style:parent-style-name="160" style:family="paragraph" style:name="P60">
      <style:text-properties fo:font-family="serif" fo:font-size="12pt" fo:font-style="normal"/>
      <style:paragraph-properties fo:text-align="left"/>
    </style:style>
    <style:style style:family="text" style:name="T144">
      <style:text-properties fo:font-family="serif" fo:font-size="12pt" fo:font-style="normal"/>
    </style:style>
    <style:style style:family="text" style:name="T145">
      <style:text-properties/>
    </style:style>
    <style:style style:parent-style-name="160" style:family="paragraph" style:name="P61">
      <style:text-properties fo:font-family="serif" fo:font-size="12pt" fo:font-style="normal"/>
      <style:paragraph-properties fo:text-align="left"/>
    </style:style>
    <style:style style:family="text" style:name="T146">
      <style:text-properties fo:font-family="serif" fo:font-size="12pt" fo:font-style="normal"/>
    </style:style>
    <style:style style:family="text" style:name="T147">
      <style:text-properties fo:font-family="serif" fo:font-size="12pt" fo:font-style="normal"/>
    </style:style>
    <style:style style:family="text" style:name="T148">
      <style:text-properties fo:font-family="serif" fo:font-size="12pt" fo:font-style="normal"/>
    </style:style>
    <style:style style:family="text" style:name="T149">
      <style:text-properties fo:font-family="serif" fo:font-size="12pt" fo:font-style="normal"/>
    </style:style>
    <style:style style:family="text" style:name="T150">
      <style:text-properties fo:font-family="serif" fo:font-size="12pt" fo:font-style="normal"/>
    </style:style>
    <style:style style:family="text" style:name="T151">
      <style:text-properties fo:font-family="serif" fo:font-size="12pt" fo:font-style="normal"/>
    </style:style>
    <style:style style:family="text" style:name="T152">
      <style:text-properties fo:font-family="serif" fo:font-size="12pt" fo:font-style="normal"/>
    </style:style>
    <style:style style:family="text" style:name="T153">
      <style:text-properties/>
    </style:style>
    <style:style style:parent-style-name="160" style:family="paragraph" style:name="P62">
      <style:text-properties fo:font-family="serif" fo:font-size="12pt" fo:font-style="normal"/>
      <style:paragraph-properties fo:text-align="left"/>
    </style:style>
    <style:style style:family="text" style:name="T154">
      <style:text-properties fo:font-family="serif" fo:font-size="12pt" fo:font-style="normal"/>
    </style:style>
    <style:style style:family="text" style:name="T155">
      <style:text-properties/>
    </style:style>
    <style:style style:parent-style-name="160" style:family="paragraph" style:name="P63">
      <style:text-properties fo:font-family="serif" fo:font-size="12pt" fo:font-style="normal"/>
      <style:paragraph-properties fo:text-align="left"/>
    </style:style>
    <style:style style:family="text" style:name="T156">
      <style:text-properties fo:font-family="serif" fo:font-size="12pt" fo:font-style="normal"/>
    </style:style>
    <style:style style:family="text" style:name="T157">
      <style:text-properties fo:font-family="serif" fo:font-size="12pt" fo:font-style="normal"/>
    </style:style>
    <style:style style:family="text" style:name="T158">
      <style:text-properties fo:font-family="serif" fo:font-size="12pt" fo:font-style="normal"/>
    </style:style>
    <style:style style:family="text" style:name="T159">
      <style:text-properties fo:font-family="serif" fo:font-size="12pt" fo:font-style="normal"/>
    </style:style>
    <style:style style:family="text" style:name="T160">
      <style:text-properties fo:font-family="serif" fo:font-size="12pt" fo:font-style="normal"/>
    </style:style>
    <style:style style:family="text" style:name="T161">
      <style:text-properties fo:font-family="serif" fo:font-size="12pt" fo:font-style="normal"/>
    </style:style>
    <style:style style:family="text" style:name="T162">
      <style:text-properties fo:font-family="serif" fo:font-size="12pt" fo:font-style="normal"/>
    </style:style>
    <style:style style:family="text" style:name="T163">
      <style:text-properties fo:font-family="serif" fo:font-size="12pt" fo:font-style="normal"/>
    </style:style>
    <style:style style:family="text" style:name="T164">
      <style:text-properties fo:font-family="serif" fo:font-size="12pt" fo:font-style="normal"/>
    </style:style>
    <style:style style:family="text" style:name="T165">
      <style:text-properties fo:font-family="serif" fo:font-size="12pt" fo:font-style="normal"/>
    </style:style>
    <style:style style:family="text" style:name="T166">
      <style:text-properties fo:font-family="serif" fo:font-size="12pt" fo:font-style="normal"/>
    </style:style>
    <style:style style:family="text" style:name="T167">
      <style:text-properties fo:font-family="serif" fo:font-size="12pt" fo:font-style="normal"/>
    </style:style>
    <style:style style:family="text" style:name="T168">
      <style:text-properties fo:font-family="serif" fo:font-size="12pt" fo:font-style="normal"/>
    </style:style>
    <style:style style:family="text" style:name="T169">
      <style:text-properties/>
    </style:style>
    <style:style style:parent-style-name="160" style:family="paragraph" style:name="P64">
      <style:text-properties fo:font-family="serif" fo:font-size="12pt" fo:font-style="normal"/>
      <style:paragraph-properties fo:text-align="left"/>
    </style:style>
    <style:style style:family="text" style:name="T170">
      <style:text-properties fo:font-family="serif" fo:font-size="12pt" fo:font-style="normal"/>
    </style:style>
    <style:style style:family="text" style:name="T171">
      <style:text-properties/>
    </style:style>
    <style:style style:parent-style-name="160" style:family="paragraph" style:name="P65">
      <style:text-properties fo:font-family="serif" fo:font-size="12pt" fo:font-style="normal"/>
      <style:paragraph-properties fo:text-align="left"/>
    </style:style>
    <style:style style:family="text" style:name="T172">
      <style:text-properties fo:font-family="serif" fo:font-size="12pt" fo:font-style="normal"/>
    </style:style>
    <style:style style:family="text" style:name="T173">
      <style:text-properties fo:font-family="serif" fo:font-size="12pt" fo:font-style="normal"/>
    </style:style>
    <style:style style:family="text" style:name="T174">
      <style:text-properties fo:font-family="serif" fo:font-size="12pt" fo:font-style="normal"/>
    </style:style>
    <style:style style:family="text" style:name="T175">
      <style:text-properties fo:font-family="serif" fo:font-size="12pt" fo:font-style="normal"/>
    </style:style>
    <style:style style:family="text" style:name="T176">
      <style:text-properties fo:font-family="serif" fo:font-size="12pt" fo:font-style="normal"/>
    </style:style>
    <style:style style:family="text" style:name="T177">
      <style:text-properties fo:font-family="serif" fo:font-size="12pt" fo:font-style="normal"/>
    </style:style>
    <style:style style:family="text" style:name="T178">
      <style:text-properties fo:font-family="serif" fo:font-size="12pt" fo:font-style="normal"/>
    </style:style>
    <style:style style:family="text" style:name="T179">
      <style:text-properties/>
    </style:style>
  </office:automatic-styles>
  <office:body>
    <office:text text:use-soft-page-breaks="true">
      <text:p text:style-name="P36"><text:span text:style-name="T22">Pre-Registration report for Experimental Psychology Lab Study 2019</text:span><text:span text:style-name="T23"/></text:p>
      <text:p text:style-name="P37"><text:span text:style-name="T24"/><text:span text:style-name="T25"/></text:p>
      <text:p text:style-name="P38"><text:span text:style-name="T26">When looking at other people, humans are able to process perceived faces and encode those information in order to form an opinion, or assumption, about the other's personality. Basically, there could be two different forms of processing faces: </text:span><text:span text:style-name="T27">featural processing </text:span><text:span text:style-name="T28">and </text:span><text:span text:style-name="T29">configural processing.</text:span><text:span text:style-name="T30"><text:s/></text:span><text:span text:style-name="T31"/></text:p>
      <text:p text:style-name="P39"><text:span text:style-name="T32"/><text:span text:style-name="T33"/></text:p>
      <text:p text:style-name="P40"><text:span text:style-name="T34">Featural processing takes into account only the facial features (e.g. mouth, nose, eyes), while configural processing takes into account the configuration of those features as well (e.g. eyes over nose over mouth). </text:span><text:span text:style-name="T35"/></text:p>
      <text:p text:style-name="P41"><text:span text:style-name="T36">We want to </text:span><text:span text:style-name="T37">replicate the study</text:span><text:span text:style-name="T38"><text:s/></text:span><text:span text:style-name="T39">explained in the paper</text:span><text:span text:style-name="T40"><text:s text:c="2"/>“</text:span><text:span text:style-name="T41">Con</text:span><text:span text:style-name="T42">fi</text:span><text:span text:style-name="T43">gural processing and social judgments: Face inversion particularly disrupts inferences of human-relevant traits“ by </text:span><text:span text:style-name="T44">John Paul Wilson, Steven G. Young, Nicholas O. Rule and Kurt Hugenberg</text:span><text:span text:style-name="T45"> from 2018. </text:span><text:span text:style-name="T46">Our goal</text:span><text:span text:style-name="T47"> is to disrupt the possible configural processing of faces by inverting them and see if this has an effect on the perception of different character traits. </text:span><text:span text:style-name="T48"/></text:p>
      <text:p text:style-name="P42"><text:span text:style-name="T49"/><text:span text:style-name="T50"/></text:p>
      <text:p text:style-name="P43"><text:span text:style-name="T51">The character traits we will </text:span><text:span text:style-name="T52">focus on</text:span><text:span text:style-name="T53"> are „dominance“ and „trustworthiness“.</text:span><text:span text:style-name="T54"/></text:p>
      <text:p text:style-name="P44"><text:span text:style-name="T55">The study is going to be divided into two parts: In the first part, we want to take a look at how a certain character trait </text:span><text:span text:style-name="T56">is classified as being specifically</text:span><text:span text:style-name="T57"> human </text:span><text:span text:style-name="T58">rather than being equally attributable to humans</text:span><text:span text:style-name="T59"><text:s/></text:span><text:span text:style-name="T60">and</text:span><text:span text:style-name="T61"> non-humans. In the second part, we explore the effect invers</text:span><text:span text:style-name="T62">i</text:span><text:span text:style-name="T63">on has on the judgment of faces regarding different character traits.</text:span><text:span text:style-name="T64"/></text:p>
      <text:p text:style-name="P45"><text:span text:style-name="T65"/><text:span text:style-name="T66"/></text:p>
      <text:p text:style-name="P46"><text:span text:style-name="T67">We are going to start recruiting participants as soon as we finish the pre-registration. The recruitment will take place via social media (Facebook and WhatsApp/Telegram) and the bulletin board o</text:span><text:span text:style-name="T68">n the University of</text:span><text:span text:style-name="T69"> Osnabrück </text:span><text:span text:style-name="T70">platform</text:span><text:span text:style-name="T71"> StudIP. The experiment will </text:span><text:span text:style-name="T72">be available</text:span><text:span text:style-name="T73"> for 14 days. </text:span><text:span text:style-name="T74"/></text:p>
      <text:p text:style-name="P47"><text:span text:style-name="T75">T</text:span><text:span text:style-name="T76">he study will be conducted in </text:span><text:span text:style-name="T77">G</text:span><text:span text:style-name="T78">erman because most of the people that we are going to reach are </text:span><text:span text:style-name="T79">G</text:span><text:span text:style-name="T80">erman native speakers. The</text:span><text:span text:style-name="T81">refore, the</text:span><text:span text:style-name="T82"> only restriction for participants will be to </text:span><text:span text:style-name="T83">be able to </text:span><text:span text:style-name="T84">speak </text:span><text:span text:style-name="T85">G</text:span><text:span text:style-name="T86">erman on a B2 level </text:span><text:span text:style-name="T87">or better</text:span><text:span text:style-name="T88">. </text:span><text:span text:style-name="T89"/><text:span text:style-name="T90"/></text:p>
      <text:p text:style-name="P48"><text:span text:style-name="T91"/><text:span text:style-name="T92"/></text:p>
      <text:p text:style-name="P49"><text:span text:style-name="T93">We are using the images of 36 black and 36 white male faces from the </text:span><text:span text:style-name="T94">C</text:span><text:span text:style-name="T95">hicago face database as material plus the above-mentioned character traits and some more as fillers for the first part of the study.</text:span><text:span text:style-name="T96"/></text:p>
      <text:p text:style-name="P50"><text:span text:style-name="T97">The database is free to use here: </text:span><text:a xlink:href="https://chicagofaces.org/default/" xlink:type="simple"><text:span text:style-name="T98"/><text:span text:style-name="T99">https://chicagofaces.org/default/</text:span></text:a><text:span text:style-name="T100"/><text:span text:style-name="T101"/></text:p>
      <text:p text:style-name="P51"><text:span text:style-name="T102"/><text:span text:style-name="T103"/></text:p>
      <text:p text:style-name="P52"><text:span text:style-name="T104">The first part of our study will contain 10 character traits. Participants will see </text:span><text:span text:style-name="T105">one</text:span><text:span text:style-name="T106"> trait at a time and are asked to rate them on a scale from 1 to 7 to be exclusive to humans (7) or humans and non-humans alike (1). </text:span><text:span text:style-name="T107">I</text:span><text:span text:style-name="T108">n the second part, participants will see 72 </text:span><text:span text:style-name="T109">upright </text:span><text:span text:style-name="T110">male faces </text:span><text:span text:style-name="T111">one after another</text:span><text:span text:style-name="T112"> and are asked how strong they would attribute either trustworthiness or dominance to </text:span><text:span text:style-name="T113">each face</text:span><text:span text:style-name="T114">. Wh</text:span><text:span text:style-name="T115">ether „trustworthiness“ or „dominance“</text:span><text:span text:style-name="T116"> will be rated is chosen at random. After that, the same will be done for the 72 inverted male faces.</text:span><text:span text:style-name="T117"/></text:p>
      <text:p text:style-name="P53"><text:span text:style-name="T118"/><text:span text:style-name="T119"/></text:p>
      <text:p text:style-name="P54"><text:span text:style-name="T120">We are going to keep track of the reaction time for every stimulus, the ratings </text:span><text:span text:style-name="T121">of the character traits in the first half as well as the ratings of the faces in the second part of the study</text:span><text:span text:style-name="T122">. Furthermore we are going to </text:span><text:span text:style-name="T123">collect</text:span><text:span text:style-name="T124"> the age and gender of </text:span><text:span text:style-name="T125">all </text:span><text:span text:style-name="T126">participants.</text:span><text:span text:style-name="T127"/></text:p>
      <text:p text:style-name="P55"><text:span text:style-name="T128">The response time will be treated as an interval scale in ms, ratings as an ordinal scale, age as </text:span><text:span text:style-name="T129">an </text:span><text:span text:style-name="T130">interval scale and gender as </text:span><text:span text:style-name="T131">a </text:span><text:span text:style-name="T132">nominal scale.</text:span><text:span text:style-name="T133"/></text:p>
      <text:p text:style-name="P56"><text:span text:style-name="T134"/><text:span text:style-name="T135"/></text:p>
      <text:p text:style-name="P57"><text:span text:style-name="T136">We are going to exclude data from participants who always give the same answer to every trial </text:span><text:span text:style-name="T137">and data from</text:span><text:span text:style-name="T138"> participants who answer in a pattern for at least 3 times. As for reaction times, we are going to exclude data from participants if their reaction times are outside the mean reaction time +/- 3 times the standard deviation interval.</text:span><text:span text:style-name="T139"/></text:p>
      <text:p text:style-name="P58"><text:span text:style-name="T140"/><text:span text:style-name="T141"/></text:p>
      <text:p text:style-name="P59"><text:span text:style-name="T142">We are going to use R for statistical analysis with the packages tidyverse, effsize, readR, desktools and Rmisc.</text:span><text:span text:style-name="T143"/></text:p>
      <text:p text:style-name="P60"><text:span text:style-name="T144"/><text:span text:style-name="T145"/></text:p>
      <text:p text:style-name="P61"><text:span text:style-name="T146">For the first part of the study, we are going to firstly filter out the necessary data (which is the rating of dominance and trustworthiness). After that, we </text:span><text:span text:style-name="T147">will</text:span><text:span text:style-name="T148"> visualize the data and ca</text:span><text:span text:style-name="T149">l</text:span><text:span text:style-name="T150">culate the median and standard deviation before performing a paired sample t-test and calculating Cohen's </text:span><text:span text:style-name="T151">d</text:span><text:span text:style-name="T152">.</text:span><text:span text:style-name="T153"/></text:p>
      <text:p text:style-name="P62"><text:span text:style-name="T154"/><text:span text:style-name="T155"/></text:p>
      <text:p text:style-name="P63"><text:span text:style-name="T156">For the second part, we </text:span><text:span text:style-name="T157">will t</text:span><text:span text:style-name="T158">ak</text:span><text:span text:style-name="T159">e</text:span><text:span text:style-name="T160"> a look at the sensitivity correlation for trustworthiness by splitting the data set into inverted and upright faces before calculating the </text:span><text:span text:style-name="T161">P</text:span><text:span text:style-name="T162">earson correlation between the two </text:span><text:span text:style-name="T163">for each subject</text:span><text:span text:style-name="T164">. </text:span><text:span text:style-name="T165">We will repeat this procedure</text:span><text:span text:style-name="T166"> for dominance. Then, we will be using the correlation sensitivity data of those two to perform a paired sample t-test and calculate Cohen's </text:span><text:span text:style-name="T167">d</text:span><text:span text:style-name="T168"> again.</text:span><text:span text:style-name="T169"/></text:p>
      <text:p text:style-name="P64"><text:span text:style-name="T170"/><text:span text:style-name="T171"/></text:p>
      <text:p text:style-name="P65"><text:span text:style-name="T172">To judge if our hypothesis was correct, we need the mean of the calculated </text:span><text:span text:style-name="T173">sensitivity</text:span><text:span text:style-name="T174"><text:s/></text:span><text:span text:style-name="T175">c</text:span><text:span text:style-name="T176">orrelations of every participant as well as Cohen's </text:span><text:span text:style-name="T177">d</text:span><text:span text:style-name="T178"> to exceed 0. </text:span><text:span text:style-name="T17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color="#000000" style:text-position="0% 100%" fo:font-family="Times New Roman" style:font-family-asian="Arial" style:font-family-complex="Arial" fo:font-size="10pt" fo:letter-spacing="0pt"/>
      <style:paragraph-properties fo:line-height="100%" fo:text-align="left" style:tab-stop-distance="35.45pt" fo:margin-left="0cm" fo:margin-right="0cm" fo:text-indent="-0cm" fo:margin-top="0pt" fo:margin-bottom="0pt" fo:background-color="#ffffff" fo:border="none"/>
    </style:default-style>
    <style:default-style style:family="text">
      <style:text-properties fo:color="#000000" style:text-position="0% 100%" fo:font-family="Times New Roman" style:font-family-asian="Arial" style:font-family-complex="Arial" fo:font-size="10pt" fo:letter-spacing="0pt"/>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parent-style-name="159" style:display-name="Heading 1" style:family="paragraph" style:name="11">
      <style:text-properties fo:font-family="Arial" style:font-family-asian="Arial" style:font-family-complex="Arial" fo:font-size="20pt"/>
      <style:paragraph-properties fo:margin-top="24pt" fo:margin-bottom="10pt"/>
    </style:style>
    <style:style style:parent-style-name="9" style:display-name="Heading 1 Char" style:family="text" style:name="12">
      <style:text-properties fo:font-family="Arial" style:font-family-asian="Arial" style:font-family-complex="Arial" fo:font-size="20pt"/>
    </style:style>
    <style:style style:parent-style-name="159" style:display-name="Heading 2" style:family="paragraph" style:name="13">
      <style:text-properties fo:font-family="Arial" style:font-family-asian="Arial" style:font-family-complex="Arial" fo:font-size="17pt"/>
      <style:paragraph-properties fo:margin-top="18pt" fo:margin-bottom="10pt"/>
    </style:style>
    <style:style style:parent-style-name="9" style:display-name="Heading 2 Char" style:family="text" style:name="14">
      <style:text-properties fo:font-family="Arial" style:font-family-asian="Arial" style:font-family-complex="Arial" fo:font-size="17pt"/>
    </style:style>
    <style:style style:parent-style-name="159" style:display-name="Heading 3" style:family="paragraph" style:name="15">
      <style:text-properties fo:font-family="Arial" style:font-family-asian="Arial" style:font-family-complex="Arial" fo:font-size="15pt"/>
      <style:paragraph-properties fo:margin-top="16pt" fo:margin-bottom="10pt"/>
    </style:style>
    <style:style style:parent-style-name="9" style:display-name="Heading 3 Char" style:family="text" style:name="16">
      <style:text-properties fo:font-family="Arial" style:font-family-asian="Arial" style:font-family-complex="Arial" fo:font-size="15pt"/>
    </style:style>
    <style:style style:parent-style-name="159" style:display-name="Heading 4" style:family="paragraph" style:name="17">
      <style:text-properties fo:font-family="Arial" style:font-family-asian="Arial" style:font-family-complex="Arial" fo:font-size="13pt" fo:font-weight="bold"/>
      <style:paragraph-properties fo:margin-top="16pt" fo:margin-bottom="10pt"/>
    </style:style>
    <style:style style:parent-style-name="9" style:display-name="Heading 4 Char" style:family="text" style:name="18">
      <style:text-properties fo:font-family="Arial" style:font-family-asian="Arial" style:font-family-complex="Arial" fo:font-size="13pt" fo:font-weight="bold"/>
    </style:style>
    <style:style style:parent-style-name="159" style:display-name="Heading 5" style:family="paragraph" style:name="19">
      <style:text-properties fo:font-family="Arial" style:font-family-asian="Arial" style:font-family-complex="Arial" fo:font-size="12pt" fo:font-weight="bold"/>
      <style:paragraph-properties fo:margin-top="16pt" fo:margin-bottom="10pt"/>
    </style:style>
    <style:style style:parent-style-name="9" style:display-name="Heading 5 Char" style:family="text" style:name="20">
      <style:text-properties fo:font-family="Arial" style:font-family-asian="Arial" style:font-family-complex="Arial" fo:font-size="12pt" fo:font-weight="bold"/>
    </style:style>
    <style:style style:parent-style-name="159" style:display-name="Heading 6" style:family="paragraph" style:name="21">
      <style:text-properties fo:font-family="Arial" style:font-family-asian="Arial" style:font-family-complex="Arial" fo:font-size="11pt" fo:font-weight="bold"/>
      <style:paragraph-properties fo:margin-top="16pt" fo:margin-bottom="10pt"/>
    </style:style>
    <style:style style:parent-style-name="9" style:display-name="Heading 6 Char" style:family="text" style:name="22">
      <style:text-properties fo:font-family="Arial" style:font-family-asian="Arial" style:font-family-complex="Arial" fo:font-size="11pt" fo:font-weight="bold"/>
    </style:style>
    <style:style style:parent-style-name="159" style:display-name="Heading 7" style:family="paragraph" style:name="23">
      <style:text-properties fo:font-family="Arial" style:font-family-asian="Arial" style:font-family-complex="Arial" fo:font-size="11pt" fo:font-style="italic" fo:font-weight="bold"/>
      <style:paragraph-properties fo:margin-top="16pt" fo:margin-bottom="10pt"/>
    </style:style>
    <style:style style:parent-style-name="9" style:display-name="Heading 7 Char" style:family="text" style:name="24">
      <style:text-properties fo:font-family="Arial" style:font-family-asian="Arial" style:font-family-complex="Arial" fo:font-size="11pt" fo:font-style="italic" fo:font-weight="bold"/>
    </style:style>
    <style:style style:parent-style-name="159" style:display-name="Heading 8" style:family="paragraph" style:name="25">
      <style:text-properties fo:font-family="Arial" style:font-family-asian="Arial" style:font-family-complex="Arial" fo:font-size="11pt" fo:font-style="italic"/>
      <style:paragraph-properties fo:margin-top="16pt" fo:margin-bottom="10pt"/>
    </style:style>
    <style:style style:parent-style-name="9" style:display-name="Heading 8 Char" style:family="text" style:name="26">
      <style:text-properties fo:font-family="Arial" style:font-family-asian="Arial" style:font-family-complex="Arial" fo:font-size="11pt" fo:font-style="italic"/>
    </style:style>
    <style:style style:parent-style-name="159" style:display-name="Heading 9" style:family="paragraph" style:name="27">
      <style:text-properties fo:font-family="Arial" style:font-family-asian="Arial" style:font-family-complex="Arial" fo:font-size="10.5pt" fo:font-style="italic"/>
      <style:paragraph-properties fo:margin-top="16pt" fo:margin-bottom="10pt"/>
    </style:style>
    <style:style style:parent-style-name="9" style:display-name="Heading 9 Char" style:family="text" style:name="28">
      <style:text-properties fo:font-family="Arial" style:font-family-asian="Arial" style:font-family-complex="Arial" fo:font-size="10.5pt" fo:font-style="italic"/>
    </style:style>
    <style:style style:parent-style-name="159" style:display-name="List Paragraph" style:family="paragraph" style:name="29">
      <style:paragraph-properties fo:margin-left="1.27cm" style:contextual-spacing="true"/>
    </style:style>
    <style:style style:display-name="No Spacing" style:family="paragraph" style:name="31">
      <style:paragraph-properties fo:line-height="100%" fo:margin-top="0pt" fo:margin-bottom="0pt"/>
    </style:style>
    <style:style style:parent-style-name="159" style:display-name="Title" style:family="paragraph" style:name="32">
      <style:text-properties fo:font-size="24pt"/>
      <style:paragraph-properties fo:margin-top="15pt" fo:margin-bottom="10pt" style:contextual-spacing="true"/>
    </style:style>
    <style:style style:parent-style-name="9" style:display-name="Title Char" style:family="text" style:name="33">
      <style:text-properties fo:font-size="24pt"/>
    </style:style>
    <style:style style:parent-style-name="159" style:display-name="Subtitle" style:family="paragraph" style:name="34">
      <style:text-properties fo:font-size="12pt"/>
      <style:paragraph-properties fo:margin-top="10pt" fo:margin-bottom="10pt"/>
    </style:style>
    <style:style style:parent-style-name="9" style:display-name="Subtitle Char" style:family="text" style:name="35">
      <style:text-properties fo:font-size="12pt"/>
    </style:style>
    <style:style style:parent-style-name="159" style:display-name="Quote" style:family="paragraph" style:name="36">
      <style:text-properties fo:font-style="italic"/>
      <style:paragraph-properties fo:margin-left="1.27cm" fo:margin-right="1.27cm"/>
    </style:style>
    <style:style style:display-name="Quote Char" style:family="text" style:name="37">
      <style:text-properties fo:font-style="italic"/>
    </style:style>
    <style:style style:parent-style-name="159" style:display-name="Intense Quote" style:family="paragraph" style:name="38">
      <style:text-properties fo:font-style="italic"/>
      <style:paragraph-properties fo:margin-left="1.27cm" fo:margin-right="1.27cm" fo:background-color="#f2f2f2" style:contextual-spacing="true" fo:border="0.01764cm solid #FFFFFF"/>
    </style:style>
    <style:style style:display-name="Intense Quote Char" style:family="text" style:name="39">
      <style:text-properties fo:font-style="italic"/>
    </style:style>
    <style:style style:parent-style-name="159" style:display-name="Header" style:family="paragraph" style:name="40">
      <style:paragraph-properties fo:line-height="100%" fo:margin-bottom="0pt">
        <style:tab-stops>
          <style:tab-stop style:position="12.6cm" style:type="center"/>
          <style:tab-stop style:position="25.2cm" style:type="right"/>
        </style:tab-stops>
      </style:paragraph-properties>
    </style:style>
    <style:style style:parent-style-name="9" style:display-name="Header Char" style:family="text" style:name="41"/>
    <style:style style:parent-style-name="159" style:display-name="Footer" style:family="paragraph" style:name="42">
      <style:paragraph-properties fo:line-height="100%" fo:margin-bottom="0pt">
        <style:tab-stops>
          <style:tab-stop style:position="12.6cm" style:type="center"/>
          <style:tab-stop style:position="25.2cm" style:type="right"/>
        </style:tab-stops>
      </style:paragraph-properties>
    </style:style>
    <style:style style:parent-style-name="9" style:display-name="Footer Char" style:family="text" style:name="43"/>
    <style:style style:display-name="Hyperlink" style:family="text" style:name="66">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159" style:display-name="footnote text" style:family="paragraph" style:name="67">
      <style:text-properties fo:font-size="9pt"/>
      <style:paragraph-properties fo:line-height="100%" fo:margin-bottom="2pt"/>
    </style:style>
    <style:style style:display-name="Footnote Text Char" style:family="text" style:name="68">
      <style:text-properties fo:font-size="9pt"/>
    </style:style>
    <style:style style:parent-style-name="9" style:display-name="footnote reference" style:family="text" style:name="69">
      <style:text-properties style:text-position="33%"/>
    </style:style>
    <style:style style:parent-style-name="159" style:display-name="toc 1" style:family="paragraph" style:name="70">
      <style:paragraph-properties fo:margin-left="0cm" fo:margin-right="0cm" fo:text-indent="-0cm" fo:margin-bottom="2.85pt"/>
    </style:style>
    <style:style style:parent-style-name="159" style:display-name="toc 2" style:family="paragraph" style:name="71">
      <style:paragraph-properties fo:margin-left="0.4992cm" fo:margin-right="0cm" fo:text-indent="-0cm" fo:margin-bottom="2.85pt"/>
    </style:style>
    <style:style style:parent-style-name="159" style:display-name="toc 3" style:family="paragraph" style:name="72">
      <style:paragraph-properties fo:margin-left="1cm" fo:margin-right="0cm" fo:text-indent="-0cm" fo:margin-bottom="2.85pt"/>
    </style:style>
    <style:style style:parent-style-name="159" style:display-name="toc 4" style:family="paragraph" style:name="73">
      <style:paragraph-properties fo:margin-left="1.499cm" fo:margin-right="0cm" fo:text-indent="-0cm" fo:margin-bottom="2.85pt"/>
    </style:style>
    <style:style style:parent-style-name="159" style:display-name="toc 5" style:family="paragraph" style:name="74">
      <style:paragraph-properties fo:margin-left="2cm" fo:margin-right="0cm" fo:text-indent="-0cm" fo:margin-bottom="2.85pt"/>
    </style:style>
    <style:style style:parent-style-name="159" style:display-name="toc 6" style:family="paragraph" style:name="75">
      <style:paragraph-properties fo:margin-left="2.5cm" fo:margin-right="0cm" fo:text-indent="-0cm" fo:margin-bottom="2.85pt"/>
    </style:style>
    <style:style style:parent-style-name="159" style:display-name="toc 7" style:family="paragraph" style:name="76">
      <style:paragraph-properties fo:margin-left="3.001cm" fo:margin-right="0cm" fo:text-indent="-0cm" fo:margin-bottom="2.85pt"/>
    </style:style>
    <style:style style:parent-style-name="159" style:display-name="toc 8" style:family="paragraph" style:name="77">
      <style:paragraph-properties fo:margin-left="3.5cm" fo:margin-right="0cm" fo:text-indent="-0cm" fo:margin-bottom="2.85pt"/>
    </style:style>
    <style:style style:parent-style-name="159" style:display-name="toc 9" style:family="paragraph" style:name="78">
      <style:paragraph-properties fo:margin-left="4.001cm" fo:margin-right="0cm" fo:text-indent="-0cm" fo:margin-bottom="2.85pt"/>
    </style:style>
    <style:style style:display-name="TOC Heading" style:family="paragraph" style:name="79"/>
    <style:style style:display-name="Normal" style:family="paragraph" style:name="159">
      <style:text-properties fo:color="#000000" style:text-position="0% 100%" fo:font-family="Times New Roman" style:font-family-asian="SimSun" style:font-family-complex="Lucida Sans" fo:font-size="12pt" fo:letter-spacing="0pt"/>
      <style:paragraph-properties/>
    </style:style>
    <style:style style:parent-style-name="159" style:display-name="Standard" style:family="paragraph" style:name="160">
      <style:text-properties/>
      <style:paragraph-properties/>
    </style:style>
    <style:style style:parent-style-name="160" style:display-name="Heading" style:family="paragraph" style:name="161">
      <style:text-properties fo:font-family="Arial" style:font-family-asian="Microsoft YaHei" style:font-family-complex="Lucida Sans" fo:font-size="14pt"/>
      <style:paragraph-properties fo:margin-top="12pt" fo:margin-bottom="6pt"/>
    </style:style>
    <style:style style:parent-style-name="160" style:display-name="Text_20_body" style:family="paragraph" style:name="162">
      <style:paragraph-properties fo:margin-top="0pt" fo:margin-bottom="6pt"/>
    </style:style>
    <style:style style:parent-style-name="162" style:display-name="List" style:family="paragraph" style:name="163">
      <style:text-properties style:font-family-complex="Lucida Sans"/>
    </style:style>
    <style:style style:parent-style-name="160" style:display-name="Caption" style:family="paragraph" style:name="164">
      <style:text-properties style:font-family-complex="Lucida Sans" fo:font-size="12pt" fo:font-style="italic"/>
      <style:paragraph-properties fo:margin-top="6pt" fo:margin-bottom="6pt"/>
    </style:style>
    <style:style style:parent-style-name="160" style:display-name="Index" style:family="paragraph" style:name="165">
      <style:text-properties style:font-family-complex="Lucida Sans"/>
    </style:style>
    <style:style style:display-name="Internet_20_link" style:family="text" style:name="166">
      <style:text-properties fo:color="#000080" style:text-underline-type="single" style:text-underline-style="solid" style:text-underline-width="auto" style:text-underline-color="font-color"/>
    </style:style>
    <style:style style:display-name="Default Paragraph Font" style:family="text" style:name="385"/>
  </office:styles>
  <office:automatic-styles>
    <style:page-layout style:name="Mpm1">
      <style:page-layout-properties fo:page-width="21cm" fo:page-height="29.7cm" fo:margin-left="2cm" fo:margin-right="2cm" fo:margin-top="2cm" fo:margin-bottom="2cm"/>
    </style:page-layout>
    <style:page-layout style:name="Mpm2">
      <style:page-layout-properties fo:page-width="21cm" fo:page-height="29.7cm" fo:margin-left="2cm" fo:margin-right="2cm" fo:margin-top="2cm" fo:margin-bottom="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5.2.8.9</meta:generator>
    <meta:initial-creator/>
    <meta:creation-date/>
    <meta:editing-cycles/>
    <meta:editing-duration/>
    <dc:date/>
    <dc:creator/>
    <meta:document-statistic/>
  </office:meta>
</office:document-meta>
</file>